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writing-mode="lr-tb"/>
    </style:style>
    <style:style style:name="P2" style:family="paragraph" style:parent-style-name="Standard" style:master-page-name="Standard">
      <style:paragraph-properties fo:margin-left="0in" fo:margin-right="0in" fo:line-height="200%" fo:text-indent="0in" style:auto-text-indent="false" style:page-number="auto" style:writing-mode="lr-tb"/>
    </style:style>
    <style:style style:name="T1" style:family="text">
      <style:text-properties fo:font-style="italic" style:font-style-asian="italic" style:font-style-complex="italic"/>
    </style:style>
    <style:style style:name="T2" style:family="text">
      <style:text-properties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Boy, we got you so far for abetting a fugitive, assaulting a soldier with a lethal weapon, <text:span text:style-name="T1">and</text:span> fleeing arrest. Anything else we should know to get ya for?”</text:p>
      <text:p text:style-name="P1"><text:span text:style-name="T2"><text:tab/></text:span>“None of those were crimes committing injury, Cyrus. I can pay my way out of this cell as soon as we finish these interrogations, unless you want to claim my shots were with anymore intent then a duelist’s warning fire.”</text:p>
      <text:p text:style-name="P1"><text:tab/>“We ain’t torturing you, pardner, so don’t call it an interrogation. We’re just asking questions here. Nonviolence happens to be preferred diplomacy; I think you know.”</text:p>
      <text:p text:style-name="P1"><text:tab/>“Look what they did to Aneurin!”</text:p>
      <text:p text:style-name="P1"><text:tab/>“...look what <text:span text:style-name="T1">he did to me...</text:span>” interjected Panama, stepping into the cell block with a cane at his side, his leg castified, “Aneurin’s death was in defense.”</text:p>
      <text:p text:style-name="P1"><text:tab/>“Panama...since when hath you learned to speak my native tongue?”</text:p>
      <text:p text:style-name="P1"><text:tab/>“He already knows <text:span text:style-name="T1">some</text:span>; he does have to listen to the simpler words all day.” After catching the crow up on the conversation, Panama nodded and said, “Si.” He sat down at the stable where the other two had positioned themselves, with Cyrus in-between the chairs of the other two.</text:p>
      <text:p text:style-name="P1"><text:tab/>“Yo soy siento, Panama; yo soy siento.”</text:p>
      <text:p text:style-name="P1"><text:tab/>“Igualmente, senor. Aneurin fue un hombre astuto. Que mentira hablo el?”</text:p>
      <text:p text:style-name="P1"><text:tab/>“Una hija. Ella es<text:span text:style-name="T1"> mi </text:span>hija y mi responsabilidad, ahora,” he pleaded.</text:p>
      <text:p text:style-name="P1"><text:tab/>“Yo ver, pero Aneurin no tiene una hija. No grabar de eso.”</text:p>
      <text:p text:style-name="P1"><text:tab/>“Es una murciélago joven – adoptada.”</text:p>
      <text:p text:style-name="P1"><text:tab/>“Usted deberia discutir atrapamiento, Lucius.”</text:p>
      <text:p text:style-name="P1"><text:tab/>“Come again?”</text:p>
      <text:p text:style-name="P1"><text:tab/>“You should argue entrapment, Lucius,” clarified Cyrus.</text:p>
      <text:p text:style-name="P1"><text:tab/>“Wishing to help your detainee in court, Panama?”</text:p>
      <text:p text:style-name="P1"><text:tab/>“Yo tengo la verdad; yo hablo eso. Nosotros somos hombres de honor, usted y yo.” Panama spoke a few more words that escaped the cat’s grasp, and so once more Cyrus translated: “You are free to go, sir, but you must appear at Vega once more for a court summons on the date on the slip we’ve put into your things, which you may grab on the way out. Should you need...<text:span text:style-name="T1">assistance</text:span>, in securing the child’s well-being, the Huntsmen are more then happy to assist.</text:p>
      <text:p text:style-name="P1"><text:tab/>“What about Aneurin’s...body?” asked Lucius with discomfort. He hadn’t known the goat long enough to feel mourning, but it was nevertheless an awkward position to be in.</text:p>
      <text:p text:style-name="P1"><text:tab/>“He will be respectfully taken care of by the Vega morgue – then delivered to you in a casket for proper burial of the dead after his fate has been recorded. Panama and I <text:span text:style-name="T1">both</text:span> give our condolences to his daughter, of course.”</text:p>
      <text:p text:style-name="P1"><text:tab/>“Thank you. Goodbye, and may your leg heal swiftly, Panama,” said Lucius, gathering his stuff and leaving for the inn a short walk away – right about the time for him to sleep. He hadn’t been able to genuinely call himself nocturnal for years – as the manor’s business occurred when its mostly non-nocturnal inhabitants were awake, and he had to adjust to simply being less rested as a result. Upon reaching the same center room as he once stood before in the inn, Rosetta called him to her desk eagerly.”</text:p>
      <text:p text:style-name="P1"><text:tab/>“Sugar-cube! Ready for a night at my fine establishment? Where’s yer friend?”</text:p>
      <text:p text:style-name="P1"><text:tab/>“<text:span text:style-name="T1">He’s...it’s a long story.</text:span> Could you show me to the spot?” he asked, to which the alligator obliged, showing him upstairs and handing him the key, blowing him a sweet kiss goodnight before shutting it behind her.</text:p>
      <text:p text:style-name="P1"><text:tab/>Lucius was left with a lavish room to himself – a dorm with simple, but comfortable arrangements such as the thick hay beds with feather pillows. He checked for a lock-box under the beds – just where it was supposed to be- and there it laid, and so he was satisfied going to sleep with a heavy sigh and a heavy heart.</text:p>
      <text:p text:style-name="P1"><text:tab/>Sometime later, he awoke in what would be pitch black for most other races, yet for him it was just a little dim. <text:span text:style-name="T1">Guess nature doesn’t wish to let a child of the night go quite yet,</text:span> he thought to himself, feeling at home in the darkness and grabbing the lock-box out from under his bed once more, acquiring the key from the nightstand and finally popping the container open. Inside were various “goodies” ranging from myriads – to a copy of Twinleaf’s blood-work, mixed in with a fanged pipette. A letter also sat enclosed, but it was encrypted, and Lucius assumed it was meant for Carnegie anyways. He did notice a trimmer, though it didn’t evoke much thought from him before he closed the box back up and began to prepare himself to leave under the stars.</text:p>
      <text:p text:style-name="P1"><text:tab/>Exiting and heading downstairs, Lucius encountered the second inn-keep at the desk to checkout: a male alligator who appeared bulky and well-groomed. “Hello, sir. Would you be Rosetta’s spouse?”</text:p>
      <text:p text:style-name="P1"><text:soft-page-break/><text:tab/>“That I be, Mr. Lucius, is it?”</text:p>
      <text:p text:style-name="P1"><text:tab/>“Indeed. Whom do I have the pleasure of speaking to, spouse-keep?”</text:p>
      <text:p text:style-name="P1"><text:tab/>“Well, name’s Richard, but <text:span text:style-name="T1">you can call me Dick</text:span>, it’s what all my friends call me...and my enemies, but let’s not worry about that part.”</text:p>
      <text:p text:style-name="P1"><text:tab/>“Alright Dick, well, I must leave for home now, so I just wanted to let you know the room was vacant.”</text:p>
      <text:p text:style-name="P1"><text:tab/>“Mighty thanks, boy, mighty thanks. Take care!”</text:p>
      <text:p text:style-name="P1"><text:tab/>“You the same.” said the cat as he left out into the windy night. </text:p>
      <text:p text:style-name="P1"><text:tab/>As he began the trek, Lucius took note of the beautiful shift in persons: the streets once filled with the daytime breeds now came alive with the nocturnal lurkers, and even as he ventured out into the countryside, he smiled at every new face he encountered who he assumed felt as at home under the stars as he did. It soon became obvious, however, that he was being followed by someone of the sun’s favor, who clumsily navigated through the night’s splendor with only the bare grace required not to be seen outright – rustling of bushes, awkward steps and cracks, and other sounds gave away the pursuer. Finally, upon reaching an open field on the road, Lucius stopped and drew his flintlock – freshly cleaned after the last incident with thorough care. Turning around, he aimed into the shrubbery that preceded him. “Reveal yourself.<text:span text:style-name="T1"> Slowly.</text:span>”</text:p>
      <text:p text:style-name="P1"><text:tab/>Dijkstra appeared, stumbling out of the concealing bushes with a flail. “I’m not finished with you, half-breed!”</text:p>
      <text:p text:style-name="P1"><text:tab/>“So inelegant for a daydreamer, Dijkstra. I see losing a wing has done horrors to your balance. Do you really want to throw your life away out here?”</text:p>
      <text:p text:style-name="P1"><text:tab/>"Still relying on the gun? Come on now - <text:span text:style-name="T1">duel </text:span>me!" challenged the owl, hiccupping.</text:p>
      <text:p text:style-name="P1"><text:tab/>"You're a drunken fool...," said Lucius, switching out for his own blade - a simple saber designed like a cat's fang, and advancing forward with it wielded in both paws. Dijkstra stumbled forward and slung his flail's chain out wildly in the vague direction of his foe. A cat's agility was independent of his swordplay, and so Lucius easily jumped aside, slamming down the flail's chain and thus ripping it out of the owl's grasp. Dijkstra nearly toppled over, but instead he channeled his momentum into an unexpected uppercut that narrowly missed its target, yet allowed the owl to steady himself. Lucius thrusted his saber at Dijkstra's arm, who stepped back narrowly out of reach, drawing a parrying dagger from his other side with which he began to fend off furious and ferocious slashings. Eventually, an opening seemingly presented itself for the owl to stab forward his blade into Lucius, only to realize he'd fallen for a trap as the cat swung his sword upward to parry, entering a bind<text:span text:style-name="T2">.</text:span> Dijkstra grunted, trying to hold his dagger down with both his talons; Lucius withdrew his sword and swung swiftly over the owl's arms, his angling cutting the right arm off. Dijkstra squawked in agony, dropping the dagger from his other talon and dropping again to his knees, with Lucius throwing his sword down against the owl's neck, almost decapitating him.</text:p>
      <text:p text:style-name="P1"><text:span text:style-name="T2"><text:tab/></text:span>"Finish it<text:span text:style-name="T2">,</text:span> you've already taken the rest of me<text:span text:style-name="T2">,</text:span>" pleaded Dijkstra, and Lucius complied with bloodlust, decapitating the owl with another cut of brute-force, panting weakly. The cat looted the body, and in his disdain for the fallen foe, he marked the corpse for vultures.</text:p>
      <text:p text:style-name="P1"><text:span text:style-name="T2"><text:tab/></text:span></text:p>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text-properties style:font-name="Liberation Serif" fo:font-family="'Liberation Serif'" style:font-family-generic="roman" style:font-pitch="variable" fo:font-size="12pt" fo:language="en" fo:country="US" style:letter-kerning="true" style:font-name-asian="Times New Roman" style:font-family-asian="'Times New Roman'" style:font-family-generic-asian="system" style:font-pitch-asian="variable" style:font-size-asian="12pt" style:language-asian="en" style:country-asian="US"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paragraph-properties fo:margin-top="0in" fo:margin-bottom="0.0972in" loext:contextual-spacing="false" fo:line-height="115%"/>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default-outline-level="" style:class="index"/>
    <style:style style:name="DocumentMap" style:family="paragraph" style:default-outline-level="">
      <style:paragraph-properties fo:text-align="start" style:justify-single-word="false" fo:orphans="2" fo:widows="2" fo:hyphenation-ladder-count="no-limit" style:vertical-align="auto"/>
      <style:text-properties style:font-name="Calibri" fo:font-family="Calibri" style:font-family-generic="roman" style:font-pitch="variable" fo:font-size="12pt" fo:language="en" fo:country="US" style:letter-kerning="true" style:font-name-asian="Times New Roman" style:font-family-asian="'Times New Roman'" style:font-family-generic-asian="system" style:font-pitch-asian="variable" style:font-size-asian="12pt" style:language-asian="en" style:country-asian="US" style:font-name-complex="Liberation Serif1"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caption" style:family="paragraph" style:parent-style-name="Standard" style:default-outline-level="">
      <style:paragraph-properties fo:margin-top="0.0835in" fo:margin-bottom="0.0835in" loext:contextual-spacing="false"/>
      <style:text-properties fo:font-style="italic" style:font-style-asian="italic" style:font-style-complex="italic"/>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size-asian="10pt" style:font-size-complex="10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02T21:23:00</meta:creation-date>
    <dc:date>2020-03-04T10:18:00</dc:date>
    <meta:editing-cycles>126</meta:editing-cycles>
    <meta:editing-duration>PT38S</meta:editing-duration>
    <meta:document-statistic meta:table-count="0" meta:image-count="0" meta:object-count="0" meta:page-count="2" meta:paragraph-count="38" meta:word-count="1339" meta:character-count="7730" meta:non-whitespace-character-count="6380"/>
    <meta:generator>LibreOffice/6.3.5.2$Linux_X86_64 LibreOffice_project/30$Build-2</meta:generator>
    <meta:user-defined meta:name="Operator">Microsoft Office User</meta:user-defined>
  </office:meta>
</office:document-meta>
</file>